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'ab+1</text:p>
          </table:table-cell>
          <table:table-cell office:value-type="float" office:value="123456789" calcext:value-type="float">
            <text:p>12345678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7654321" calcext:value-type="float">
            <text:p>987654321</text:p>
          </table:table-cell>
          <table:table-cell table:number-columns-repeated="2"/>
          <table:table-cell table:formula="of:=[.C2]+9" office:value-type="float" office:value="123456798" calcext:value-type="float">
            <text:p>123456798</text:p>
          </table:table-cell>
          <table:table-cell table:number-columns-repeated="2"/>
          <table:table-cell office:value-type="string" calcext:value-type="string">
            <text:p>f(n)</text:p>
          </table:table-cell>
          <table:table-cell office:value-type="string" calcext:value-type="string">
            <text:p>f(n-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(n)</text:p>
          </table:table-cell>
          <table:table-cell office:value-type="string" calcext:value-type="string">
            <text:p>f(n-1)</text:p>
          </table:table-cell>
          <table:table-cell/>
          <table:table-cell table:formula="of:=2*[.C2]+9" office:value-type="float" office:value="246913587" calcext:value-type="float">
            <text:p>246913587</text:p>
          </table:table-cell>
          <table:table-cell/>
          <table:table-cell office:value-type="string" calcext:value-type="string">
            <text:p>a</text:p>
          </table:table-cell>
          <table:table-cell table:style-name="ce1" office:value-type="float" office:value="645454" calcext:value-type="float">
            <text:p>645454</text:p>
          </table:table-cell>
          <table:table-cell table:style-name="ce2" table:formula="of:=[.I4]" office:value-type="float" office:value="645454" calcext:value-type="float">
            <text:p>645454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" office:value-type="float" office:value="9" calcext:value-type="float">
            <text:p>9</text:p>
          </table:table-cell>
          <table:table-cell table:style-name="ce2" table:formula="of:=[.C5]" office:value-type="float" office:value="9" calcext:value-type="float">
            <text:p>9</text:p>
          </table:table-cell>
          <table:table-cell/>
          <table:table-cell table:style-name="ce3" table:formula="of:=[.F4]+[.$C$2]" office:value-type="float" office:value="370370376" calcext:value-type="float">
            <text:p>37037037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style-name="ce2" table:formula="of:=[.I5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([.C2]-1)/[.C5]" office:value-type="float" office:value="13717420.8888889" calcext:value-type="float">
            <text:p>13717420.8888889</text:p>
          </table:table-cell>
          <table:table-cell table:style-name="ce2" table:formula="of:=[.C6]" office:value-type="float" office:value="13717420.8888889" calcext:value-type="float">
            <text:p>13717420.8888889</text:p>
          </table:table-cell>
          <table:table-cell/>
          <table:table-cell table:style-name="ce3" table:formula="of:=[.F5]+[.$C$2]" office:value-type="float" office:value="493827165" calcext:value-type="float">
            <text:p>49382716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90" calcext:value-type="float">
            <text:p>190</text:p>
          </table:table-cell>
          <table:table-cell table:style-name="ce2" table:formula="of:=[.I6]-1"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table:formula="of:=(([.C3]-[.C5])/[.C2])" office:value-type="float" office:value="8.0000000729" calcext:value-type="float">
            <text:p>8.0000000729</text:p>
          </table:table-cell>
          <table:table-cell table:style-name="ce2" table:formula="of:=[.C7]-1" office:value-type="float" office:value="7.0000000729" calcext:value-type="float">
            <text:p>7.0000000729</text:p>
          </table:table-cell>
          <table:table-cell/>
          <table:table-cell table:style-name="ce3" table:formula="of:=[.F6]+[.$C$2]" office:value-type="float" office:value="617283954" calcext:value-type="float">
            <text:p>617283954</text:p>
          </table:table-cell>
          <table:table-cell/>
          <table:table-cell office:value-type="string" calcext:value-type="string">
            <text:p>d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I7]+1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8]+1" office:value-type="float" office:value="1" calcext:value-type="float">
            <text:p>1</text:p>
          </table:table-cell>
          <table:table-cell/>
          <table:table-cell table:style-name="ce3" table:formula="of:=[.F7]+[.$C$2]" office:value-type="float" office:value="740740743" calcext:value-type="float">
            <text:p>74074074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table:formula="of:=[.F8]+[.$C$2]" office:value-type="float" office:value="864197532" calcext:value-type="float">
            <text:p>864197532</text:p>
          </table:table-cell>
          <table:table-cell table:number-columns-repeated="2"/>
          <table:table-cell table:formula="of:=([.I4]*[.I5]+1)*([.I6]*[.I7]+1)+[.I4]*[.I7]" office:value-type="float" office:value="38658828527" calcext:value-type="float">
            <text:p>38658828527</text:p>
          </table:table-cell>
          <table:table-cell table:formula="of:=([.J4]*[.J5]+1)*([.J6]*[.J7]+1)+[.J4]*[.J7]" office:value-type="float" office:value="39554073379" calcext:value-type="float">
            <text:p>39554073379</text:p>
          </table:table-cell>
        </table:table-row>
        <table:table-row table:style-name="ro1">
          <table:table-cell table:number-columns-repeated="2"/>
          <table:table-cell table:formula="of:=([.C5]*[.C6]+1)*([.C7]*[.C8]+1)+[.C5]*[.C8]" office:value-type="float" office:value="123456789" calcext:value-type="float">
            <text:p>123456789</text:p>
          </table:table-cell>
          <table:table-cell table:formula="of:=([.D5]*[.D6]+1)*([.D7]*[.D8]+1)+[.D5]*[.D8]" office:value-type="float" office:value="987654330" calcext:value-type="float">
            <text:p>98765433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(n)</text:p>
          </table:table-cell>
          <table:table-cell office:value-type="string" calcext:value-type="string">
            <text:p>f(n-1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1" table:formula="of:=([.C3]-[.C2])*0.05" office:value-type="float" office:value="43209876.6" calcext:value-type="float">
            <text:p>43209876.6</text:p>
          </table:table-cell>
          <table:table-cell table:style-name="ce2" table:formula="of:=[.C14]" office:value-type="float" office:value="43209876.6" calcext:value-type="float">
            <text:p>43209876.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2" table:formula="of:=([.C2]-1)/[.C14]" office:value-type="float" office:value="2.8571428042449" calcext:value-type="float">
            <text:p>2.8571428042449</text:p>
          </table:table-cell>
          <table:table-cell table:style-name="ce2" table:formula="of:=[.C15]+1" office:value-type="float" office:value="3.8571428042449" calcext:value-type="float">
            <text:p>3.857142804244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16]-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([.C14]*[.C15]+1)*([.C16]*[.C17]+1)+[.C14]*[.C17]" office:value-type="float" office:value="123456789" calcext:value-type="float">
            <text:p>123456789</text:p>
          </table:table-cell>
          <table:table-cell table:formula="of:=([.D14]*[.D15]+1)*([.D16]*[.D17]+1)+[.D14]*[.D17]" office:value-type="float" office:value="166666665.6" calcext:value-type="float">
            <text:p>166666665.6</text:p>
          </table:table-cell>
          <table:table-cell table:number-columns-repeated="6"/>
        </table:table-row>
      </table:table>
      <table:named-expressions>
        <table:named-range table:name="a" table:base-cell-address="$Sheet1.$C$5" table:cell-range-address="$Sheet1.$C$5"/>
        <table:named-range table:name="b" table:base-cell-address="$Sheet1.$C$6" table:cell-range-address="$Sheet1.$C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2:01:49.875231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18:49:03.775086751</meta:creation-date>
    <dc:date>2021-05-06T20:46:52.269180315</dc:date>
    <meta:editing-duration>P1DT9H19M4S</meta:editing-duration>
    <meta:editing-cycles>3</meta:editing-cycles>
    <meta:generator>LibreOffice/7.0.5.2$Linux_X86_64 LibreOffice_project/00$Build-2</meta:generator>
    <meta:document-statistic meta:table-count="1" meta:cell-count="59" meta:object-count="0"/>
  </office:meta>
</office:document-meta>
</file>